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A_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52 CS INA ROSA BOR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INA ROSA V, 0000153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7M0S" table:style-name="ce3">
            <text:p>15:0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LI DA CONCEICAO DA SILVA</text:p>
          </table:table-cell>
          <table:table-cell office:value-type="date" office:date-value="1998-05-10T00:00:00" table:style-name="ce2">
            <text:p>10/05/1998</text:p>
          </table:table-cell>
          <table:table-cell office:value-type="string" table:style-name="ce1">
            <text:p>27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458.974-38</text:p>
          </table:table-cell>
          <table:table-cell office:value-type="float" office:value="702802157296968" table:style-name="ce1">
            <text:p>7,02802E+14</text:p>
          </table:table-cell>
          <table:table-cell office:value-type="string" table:style-name="ce1">
            <text:p>(81) 98309-9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to artur correia</text:p>
          </table:table-cell>
          <table:table-cell office:value-type="string" table:style-name="ce1">
            <text:p>41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0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52" table:style-name="ce1">
            <text:p>152</text:p>
          </table:table-cell>
          <table:table-cell office:value-type="date" office:date-value="2023-08-04T00:00:00" table:style-name="ce2">
            <text:p>04/08/2023</text:p>
          </table:table-cell>
          <table:table-cell office:value-type="string" table:style-name="ce1">
            <text:p>130/70</text:p>
          </table:table-cell>
          <table:table-cell office:value-type="date" office:date-value="2023-08-04T00:00:00" table:style-name="ce2">
            <text:p>04/08/2023</text:p>
          </table:table-cell>
          <table:table-cell office:value-type="string" table:style-name="ce1">
            <text:p>Alto</text:p>
          </table:table-cell>
          <table:table-cell office:value-type="float" office:value="131" table:style-name="ce1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BELE STEPHINIE DE SOUZA SEVERO</text:p>
          </table:table-cell>
          <table:table-cell office:value-type="date" office:date-value="1993-09-02T00:00:00" table:style-name="ce2">
            <text:p>02/09/1993</text:p>
          </table:table-cell>
          <table:table-cell office:value-type="string" table:style-name="ce1">
            <text:p>31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175.294-94</text:p>
          </table:table-cell>
          <table:table-cell office:value-type="float" office:value="704007346733964" table:style-name="ce1">
            <text:p>7,04007E+14</text:p>
          </table:table-cell>
          <table:table-cell office:value-type="string" table:style-name="ce1">
            <text:p>(81) 98986-62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re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urad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910-37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SANTOS DA SILVA</text:p>
          </table:table-cell>
          <table:table-cell office:value-type="date" office:date-value="1998-09-12T00:00:00" table:style-name="ce2">
            <text:p>12/09/1998</text:p>
          </table:table-cell>
          <table:table-cell office:value-type="string" table:style-name="ce1">
            <text:p>26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605.634-01</text:p>
          </table:table-cell>
          <table:table-cell office:value-type="float" office:value="706802710151924" table:style-name="ce1">
            <text:p>7,06803E+14</text:p>
          </table:table-cell>
          <table:table-cell office:value-type="string" table:style-name="ce1">
            <text:p>(81) 98335-91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bora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83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" table:style-name="ce1">
            <text:p>72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110/60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VITORIA SILVA CASTRO</text:p>
          </table:table-cell>
          <table:table-cell office:value-type="date" office:date-value="2003-03-18T00:00:00" table:style-name="ce2">
            <text:p>18/03/2003</text:p>
          </table:table-cell>
          <table:table-cell office:value-type="string" table:style-name="ce1">
            <text:p>22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05.429.484-35</text:p>
          </table:table-cell>
          <table:table-cell office:value-type="float" office:value="898006396444137" table:style-name="ce1">
            <text:p>8,98006E+14</text:p>
          </table:table-cell>
          <table:table-cell office:value-type="string" table:style-name="ce1">
            <text:p>(81) 9791-15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pia</text:p>
          </table:table-cell>
          <table:table-cell office:value-type="float" office:value="6357" table:style-name="ce1">
            <text:p>63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6" table:style-name="ce1">
            <text:p>93,6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110/70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CRISTINA GUILHERME DO CARMO</text:p>
          </table:table-cell>
          <table:table-cell office:value-type="date" office:date-value="2000-12-08T00:00:00" table:style-name="ce2">
            <text:p>08/12/2000</text:p>
          </table:table-cell>
          <table:table-cell office:value-type="string" table:style-name="ce1">
            <text:p>24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7.383.124-39</text:p>
          </table:table-cell>
          <table:table-cell office:value-type="float" office:value="898003495968484" table:style-name="ce1">
            <text:p>8,98003E+14</text:p>
          </table:table-cell>
          <table:table-cell office:value-type="string" table:style-name="ce1">
            <text:p>(81) 3266-38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patine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9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2" table:style-name="ce1">
            <text:p>54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RCIA DE ALMEIDA SOUSA</text:p>
          </table:table-cell>
          <table:table-cell office:value-type="date" office:date-value="1988-06-16T00:00:00" table:style-name="ce2">
            <text:p>16/06/1988</text:p>
          </table:table-cell>
          <table:table-cell office:value-type="string" table:style-name="ce1">
            <text:p>37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4.886.174-28</text:p>
          </table:table-cell>
          <table:table-cell office:value-type="float" office:value="709609608861171" table:style-name="ce1">
            <text:p>7,0961E+14</text:p>
          </table:table-cell>
          <table:table-cell office:value-type="string" table:style-name="ce1">
            <text:p>(81) 98472-19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72-19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sco da gama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7" table:style-name="ce1">
            <text:p>63,7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E SOARES DA SILVA</text:p>
          </table:table-cell>
          <table:table-cell office:value-type="date" office:date-value="1996-02-27T00:00:00" table:style-name="ce2">
            <text:p>27/02/1996</text:p>
          </table:table-cell>
          <table:table-cell office:value-type="string" table:style-name="ce1">
            <text:p>29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757.384-67</text:p>
          </table:table-cell>
          <table:table-cell office:value-type="float" office:value="209049853980009" table:style-name="ce1">
            <text:p>2,0905E+14</text:p>
          </table:table-cell>
          <table:table-cell office:value-type="string" table:style-name="ce1">
            <text:p>(81) 98506-6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pia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65" table:style-name="ce1">
            <text:p>165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130/80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Alto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A CAMPOS DA SILVA</text:p>
          </table:table-cell>
          <table:table-cell office:value-type="date" office:date-value="2006-07-14T00:00:00" table:style-name="ce2">
            <text:p>14/07/2006</text:p>
          </table:table-cell>
          <table:table-cell office:value-type="string" table:style-name="ce1">
            <text:p>19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8.861.804-01</text:p>
          </table:table-cell>
          <table:table-cell office:value-type="float" office:value="708007364270124" table:style-name="ce1">
            <text:p>7,08007E+14</text:p>
          </table:table-cell>
          <table:table-cell office:value-type="string" table:style-name="ce1">
            <text:p>(81) 9883-29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sco da gama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7" table:style-name="ce1">
            <text:p>47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90/60</text:p>
          </table:table-cell>
          <table:table-cell office:value-type="date" office:date-value="2025-05-23T00:00:00" table:style-name="ce2">
            <text:p>23/05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DE OLIVEIRA ANDRADE</text:p>
          </table:table-cell>
          <table:table-cell office:value-type="date" office:date-value="1994-02-23T00:00:00" table:style-name="ce2">
            <text:p>23/02/1994</text:p>
          </table:table-cell>
          <table:table-cell office:value-type="string" table:style-name="ce1">
            <text:p>31 anos e 6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095.074-32</text:p>
          </table:table-cell>
          <table:table-cell office:value-type="float" office:value="709601614262678" table:style-name="ce1">
            <text:p>7,09602E+14</text:p>
          </table:table-cell>
          <table:table-cell office:value-type="string" table:style-name="ce1">
            <text:p>(81) 98724-12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sa de saro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7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.2" table:style-name="ce1">
            <text:p>124,2</text:p>
          </table:table-cell>
          <table:table-cell office:value-type="float" office:value="155" table:style-name="ce1">
            <text:p>155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130/7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RIBEIRO DA CUNHA</text:p>
          </table:table-cell>
          <table:table-cell office:value-type="date" office:date-value="1993-05-07T00:00:00" table:style-name="ce2">
            <text:p>07/05/1993</text:p>
          </table:table-cell>
          <table:table-cell office:value-type="string" table:style-name="ce1">
            <text:p>32 anos e 3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3.785.384-27</text:p>
          </table:table-cell>
          <table:table-cell office:value-type="float" office:value="703004860532472" table:style-name="ce1">
            <text:p>7,03005E+14</text:p>
          </table:table-cell>
          <table:table-cell office:value-type="string" table:style-name="ce1">
            <text:p>(81) 98836-4081</text:p>
          </table:table-cell>
          <table:table-cell office:value-type="string" table:style-name="ce1">
            <text:p>(99) 3266-3066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artur correia</text:p>
          </table:table-cell>
          <table:table-cell office:value-type="float" office:value="6163" table:style-name="ce1">
            <text:p>61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65" table:style-name="ce1">
            <text:p>165</text:p>
          </table:table-cell>
          <table:table-cell office:value-type="date" office:date-value="2022-11-25T00:00:00" table:style-name="ce2">
            <text:p>25/11/2022</text:p>
          </table:table-cell>
          <table:table-cell office:value-type="string" table:style-name="ce1">
            <text:p>120/80</text:p>
          </table:table-cell>
          <table:table-cell office:value-type="date" office:date-value="2022-11-25T00:00:00" table:style-name="ce2">
            <text:p>25/11/2022</text:p>
          </table:table-cell>
          <table:table-cell office:value-type="string" table:style-name="ce1">
            <text:p>Habitual</text:p>
          </table:table-cell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IADNY DA SILVA</text:p>
          </table:table-cell>
          <table:table-cell office:value-type="date" office:date-value="1991-01-30T00:00:00" table:style-name="ce2">
            <text:p>30/01/1991</text:p>
          </table:table-cell>
          <table:table-cell office:value-type="string" table:style-name="ce1">
            <text:p>34 anos e 7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274.854-57</text:p>
          </table:table-cell>
          <table:table-cell office:value-type="float" office:value="708204108956840" table:style-name="ce1">
            <text:p>7,08204E+14</text:p>
          </table:table-cell>
          <table:table-cell office:value-type="string" table:style-name="ce1">
            <text:p>(81) 99910-18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pia</text:p>
          </table:table-cell>
          <table:table-cell office:value-type="float" office:value="6120" table:style-name="ce1">
            <text:p>6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7" table:style-name="ce1">
            <text:p>73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20/7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YLY EMMANUELE CONCEICAO DE OLIVEIRA</text:p>
          </table:table-cell>
          <table:table-cell office:value-type="date" office:date-value="2009-09-15T00:00:00" table:style-name="ce2">
            <text:p>15/09/2009</text:p>
          </table:table-cell>
          <table:table-cell office:value-type="string" table:style-name="ce1">
            <text:p>15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0.478.824-52</text:p>
          </table:table-cell>
          <table:table-cell office:value-type="float" office:value="706306199548680" table:style-name="ce1">
            <text:p>7,06306E+14</text:p>
          </table:table-cell>
          <table:table-cell office:value-type="string" table:style-name="ce1">
            <text:p>(81) 98369-94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artur correia</text:p>
          </table:table-cell>
          <table:table-cell office:value-type="float" office:value="6174" table:style-name="ce1">
            <text:p>617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7" table:style-name="ce1">
            <text:p>81,7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8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QUELINE FERREIRA DE FREITAS</text:p>
          </table:table-cell>
          <table:table-cell office:value-type="date" office:date-value="1985-08-14T00:00:00" table:style-name="ce2">
            <text:p>14/08/1985</text:p>
          </table:table-cell>
          <table:table-cell office:value-type="string" table:style-name="ce1">
            <text:p>40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2.846.504-35</text:p>
          </table:table-cell>
          <table:table-cell office:value-type="float" office:value="702405065672528" table:style-name="ce1">
            <text:p>7,02405E+14</text:p>
          </table:table-cell>
          <table:table-cell office:value-type="string" table:style-name="ce1">
            <text:p>(81) 98347-7636</text:p>
          </table:table-cell>
          <table:table-cell office:value-type="string" table:style-name="ce1">
            <text:p>(81) 3442-9383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artur correia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0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2" table:style-name="ce1">
            <text:p>77,2</text:p>
          </table:table-cell>
          <table:table-cell office:value-type="float" office:value="158" table:style-name="ce1">
            <text:p>158</text:p>
          </table:table-cell>
          <table:table-cell office:value-type="date" office:date-value="2019-02-05T00:00:00" table:style-name="ce2">
            <text:p>05/02/2019</text:p>
          </table:table-cell>
          <table:table-cell office:value-type="string" table:style-name="ce1">
            <text:p>90/70</text:p>
          </table:table-cell>
          <table:table-cell office:value-type="date" office:date-value="2019-02-05T00:00:00" table:style-name="ce2">
            <text:p>05/02/2019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0" table:style-name="ce1">
            <text:p>38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QUELINE GOMES FARIAS DA EXALTACAO</text:p>
          </table:table-cell>
          <table:table-cell office:value-type="date" office:date-value="2007-01-23T00:00:00" table:style-name="ce2">
            <text:p>23/01/2007</text:p>
          </table:table-cell>
          <table:table-cell office:value-type="string" table:style-name="ce1">
            <text:p>18 anos e 7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79.959.854-36</text:p>
          </table:table-cell>
          <table:table-cell office:value-type="float" office:value="898003996547732" table:style-name="ce1">
            <text:p>8,98004E+14</text:p>
          </table:table-cell>
          <table:table-cell office:value-type="string" table:style-name="ce1">
            <text:p>(81) 98325-18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uniao</text:p>
          </table:table-cell>
          <table:table-cell office:value-type="float" office:value="6073" table:style-name="ce1">
            <text:p>60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INE DE AGUIAR BATISTA</text:p>
          </table:table-cell>
          <table:table-cell office:value-type="date" office:date-value="1999-04-20T00:00:00" table:style-name="ce2">
            <text:p>20/04/1999</text:p>
          </table:table-cell>
          <table:table-cell office:value-type="string" table:style-name="ce1">
            <text:p>26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818.194-01</text:p>
          </table:table-cell>
          <table:table-cell office:value-type="float" office:value="706204531616563" table:style-name="ce1">
            <text:p>7,06205E+14</text:p>
          </table:table-cell>
          <table:table-cell office:value-type="string" table:style-name="ce1">
            <text:p>(81) 98565-60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pia</text:p>
          </table:table-cell>
          <table:table-cell office:value-type="string" table:style-name="ce1">
            <text:p>6127 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3" table:style-name="ce1">
            <text:p>163</text:p>
          </table:table-cell>
          <table:table-cell office:value-type="date" office:date-value="2023-02-24T00:00:00" table:style-name="ce2">
            <text:p>24/02/2023</text:p>
          </table:table-cell>
          <table:table-cell office:value-type="string" table:style-name="ce1">
            <text:p>90/60</text:p>
          </table:table-cell>
          <table:table-cell office:value-type="date" office:date-value="2023-02-24T00:00:00" table:style-name="ce2">
            <text:p>24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SANTOS GERONCIO DA SILVA</text:p>
          </table:table-cell>
          <table:table-cell office:value-type="date" office:date-value="1999-03-13T00:00:00" table:style-name="ce2">
            <text:p>13/03/1999</text:p>
          </table:table-cell>
          <table:table-cell office:value-type="string" table:style-name="ce1">
            <text:p>26 anos e 5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6.172.934-31</text:p>
          </table:table-cell>
          <table:table-cell office:value-type="float" office:value="704507328113319" table:style-name="ce1">
            <text:p>7,04507E+14</text:p>
          </table:table-cell>
          <table:table-cell office:value-type="string" table:style-name="ce1">
            <text:p>(81) 98692-97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pia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2" table:style-name="ce1">
            <text:p>53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80/66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DA SILVA ADELINO</text:p>
          </table:table-cell>
          <table:table-cell office:value-type="date" office:date-value="1993-10-31T00:00:00" table:style-name="ce2">
            <text:p>31/10/1993</text:p>
          </table:table-cell>
          <table:table-cell office:value-type="string" table:style-name="ce1">
            <text:p>31 anos e 10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188.674-25</text:p>
          </table:table-cell>
          <table:table-cell office:value-type="float" office:value="704806548221540" table:style-name="ce1">
            <text:p>7,04807E+14</text:p>
          </table:table-cell>
          <table:table-cell office:value-type="string" table:style-name="ce1">
            <text:p>(81) 98529-02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rei martinh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1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85" table:style-name="ce1">
            <text:p>86,85</text:p>
          </table:table-cell>
          <table:table-cell office:value-type="float" office:value="167" table:style-name="ce1">
            <text:p>167</text:p>
          </table:table-cell>
          <table:table-cell office:value-type="date" office:date-value="2019-03-18T00:00:00" table:style-name="ce2">
            <text:p>18/03/2019</text:p>
          </table:table-cell>
          <table:table-cell office:value-type="string" table:style-name="ce1">
            <text:p>110/70</text:p>
          </table:table-cell>
          <table:table-cell office:value-type="date" office:date-value="2019-05-20T00:00:00" table:style-name="ce2">
            <text:p>20/05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7" table:style-name="ce1">
            <text:p>5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A REGINA SANTOS DA SILVA</text:p>
          </table:table-cell>
          <table:table-cell office:value-type="date" office:date-value="1990-04-06T00:00:00" table:style-name="ce2">
            <text:p>06/04/1990</text:p>
          </table:table-cell>
          <table:table-cell office:value-type="string" table:style-name="ce1">
            <text:p>35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554.204-55</text:p>
          </table:table-cell>
          <table:table-cell office:value-type="float" office:value="705609473549717" table:style-name="ce1">
            <text:p>7,05609E+14</text:p>
          </table:table-cell>
          <table:table-cell office:value-type="string" table:style-name="ce1">
            <text:p>(81) 99446-46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13 de maio</text:p>
          </table:table-cell>
          <table:table-cell office:value-type="string" table:style-name="ce1">
            <text:p>2634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52" table:style-name="ce1">
            <text:p>152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1">
            <text:p>120/80</text:p>
          </table:table-cell>
          <table:table-cell office:value-type="date" office:date-value="2020-04-01T00:00:00" table:style-name="ce2">
            <text:p>01/04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5" table:style-name="ce1">
            <text:p>3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SA KAYLLANE BELO DE FREITAS</text:p>
          </table:table-cell>
          <table:table-cell office:value-type="date" office:date-value="2002-08-06T00:00:00" table:style-name="ce2">
            <text:p>06/08/2002</text:p>
          </table:table-cell>
          <table:table-cell office:value-type="string" table:style-name="ce1">
            <text:p>23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6.536.164-26</text:p>
          </table:table-cell>
          <table:table-cell office:value-type="float" office:value="703403523529900" table:style-name="ce1">
            <text:p>7,03404E+14</text:p>
          </table:table-cell>
          <table:table-cell office:value-type="string" table:style-name="ce1">
            <text:p>(81) 98594-0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artur correia</text:p>
          </table:table-cell>
          <table:table-cell office:value-type="float" office:value="6158" table:style-name="ce1">
            <text:p>6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160" table:style-name="ce1">
            <text:p>160</text:p>
          </table:table-cell>
          <table:table-cell office:value-type="date" office:date-value="2020-03-25T00:00:00" table:style-name="ce2">
            <text:p>25/03/2020</text:p>
          </table:table-cell>
          <table:table-cell office:value-type="string" table:style-name="ce1">
            <text:p>110/70</text:p>
          </table:table-cell>
          <table:table-cell office:value-type="date" office:date-value="2020-03-25T00:00:00" table:style-name="ce2">
            <text:p>25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9" table:style-name="ce1">
            <text:p>30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CIONE PAULA BEZERRA DA SILVA</text:p>
          </table:table-cell>
          <table:table-cell office:value-type="date" office:date-value="1977-12-05T00:00:00" table:style-name="ce2">
            <text:p>05/12/1977</text:p>
          </table:table-cell>
          <table:table-cell office:value-type="string" table:style-name="ce1">
            <text:p>47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08.303.714-43</text:p>
          </table:table-cell>
          <table:table-cell office:value-type="float" office:value="702509348543039" table:style-name="ce1">
            <text:p>7,02509E+14</text:p>
          </table:table-cell>
          <table:table-cell office:value-type="string" table:style-name="ce1">
            <text:p>(81) 98757-36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uritiba</text:p>
          </table:table-cell>
          <table:table-cell office:value-type="string" table:style-name="ce1">
            <text:p>4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3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6" table:style-name="ce1">
            <text:p>58,6</text:p>
          </table:table-cell>
          <table:table-cell office:value-type="float" office:value="165" table:style-name="ce1">
            <text:p>165</text:p>
          </table:table-cell>
          <table:table-cell office:value-type="date" office:date-value="2021-02-08T00:00:00" table:style-name="ce2">
            <text:p>08/02/2021</text:p>
          </table:table-cell>
          <table:table-cell office:value-type="string" table:style-name="ce1">
            <text:p>110/70</text:p>
          </table:table-cell>
          <table:table-cell office:value-type="date" office:date-value="2021-03-10T00:00:00" table:style-name="ce2">
            <text:p>10/03/2021</text:p>
          </table:table-cell>
          <table:table-cell office:value-type="string" table:style-name="ce1">
            <text:p>Habitual</text:p>
          </table:table-cell>
          <table:table-cell office:value-type="float" office:value="244" table:style-name="ce1">
            <text:p>244</text:p>
          </table:table-cell>
          <table:table-cell office:value-type="float" office:value="5" table:style-name="ce1">
            <text:p>5</text:p>
          </table:table-cell>
          <table:table-cell office:value-type="float" office:value="245" table:style-name="ce1">
            <text:p>2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E SOARES DE LIMA</text:p>
          </table:table-cell>
          <table:table-cell office:value-type="date" office:date-value="2000-03-29T00:00:00" table:style-name="ce2">
            <text:p>29/03/2000</text:p>
          </table:table-cell>
          <table:table-cell office:value-type="string" table:style-name="ce1">
            <text:p>25 anos e 5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935.354-37</text:p>
          </table:table-cell>
          <table:table-cell office:value-type="float" office:value="708603008385480" table:style-name="ce1">
            <text:p>7,08603E+14</text:p>
          </table:table-cell>
          <table:table-cell office:value-type="string" table:style-name="ce1">
            <text:p>(81) 98777-65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treze de maio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" table:style-name="ce1">
            <text:p>79,5</text:p>
          </table:table-cell>
          <table:table-cell office:value-type="float" office:value="172" table:style-name="ce1">
            <text:p>172</text:p>
          </table:table-cell>
          <table:table-cell office:value-type="date" office:date-value="2024-12-06T00:00:00" table:style-name="ce2">
            <text:p>06/12/2024</text:p>
          </table:table-cell>
          <table:table-cell office:value-type="string" table:style-name="ce1">
            <text:p>110/70</text:p>
          </table:table-cell>
          <table:table-cell office:value-type="date" office:date-value="2024-12-06T00:00:00" table:style-name="ce2">
            <text:p>06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FFANE PEREIRA LIMA SILVA</text:p>
          </table:table-cell>
          <table:table-cell office:value-type="date" office:date-value="1999-01-31T00:00:00" table:style-name="ce2">
            <text:p>31/01/1999</text:p>
          </table:table-cell>
          <table:table-cell office:value-type="string" table:style-name="ce1">
            <text:p>26 anos e 7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741.274-77</text:p>
          </table:table-cell>
          <table:table-cell office:value-type="float" office:value="700800422716682" table:style-name="ce1">
            <text:p>7,008E+14</text:p>
          </table:table-cell>
          <table:table-cell office:value-type="string" table:style-name="ce1">
            <text:p>(81) 99180-38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treze de maio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099999999999994" table:style-name="ce1">
            <text:p>65,1</text:p>
          </table:table-cell>
          <table:table-cell office:value-type="float" office:value="172" table:style-name="ce1">
            <text:p>172</text:p>
          </table:table-cell>
          <table:table-cell office:value-type="date" office:date-value="2024-02-02T00:00:00" table:style-name="ce2">
            <text:p>02/02/2024</text:p>
          </table:table-cell>
          <table:table-cell office:value-type="string" table:style-name="ce1">
            <text:p>100/70</text:p>
          </table:table-cell>
          <table:table-cell office:value-type="date" office:date-value="2024-03-07T00:00:00" table:style-name="ce2">
            <text:p>07/03/2024</text:p>
          </table:table-cell>
          <table:table-cell office:value-type="string" table:style-name="ce1">
            <text:p>Habitual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ELLE SOARES DE LIMA</text:p>
          </table:table-cell>
          <table:table-cell office:value-type="date" office:date-value="2001-12-16T00:00:00" table:style-name="ce2">
            <text:p>16/12/2001</text:p>
          </table:table-cell>
          <table:table-cell office:value-type="string" table:style-name="ce1">
            <text:p>23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893.534-43</text:p>
          </table:table-cell>
          <table:table-cell office:value-type="float" office:value="708202143477846" table:style-name="ce1">
            <text:p>7,08202E+14</text:p>
          </table:table-cell>
          <table:table-cell office:value-type="string" table:style-name="ce1">
            <text:p>(81) 98712-86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treze de maio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2" table:style-name="ce1">
            <text:p>73,2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00/7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INE PRISCILLA FERNANDES DE OLIVEIRA</text:p>
          </table:table-cell>
          <table:table-cell office:value-type="date" office:date-value="1992-10-21T00:00:00" table:style-name="ce2">
            <text:p>21/10/1992</text:p>
          </table:table-cell>
          <table:table-cell office:value-type="string" table:style-name="ce1">
            <text:p>32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920.924-02</text:p>
          </table:table-cell>
          <table:table-cell office:value-type="float" office:value="203102039820007" table:style-name="ce1">
            <text:p>2,03102E+14</text:p>
          </table:table-cell>
          <table:table-cell office:value-type="string" table:style-name="ce1">
            <text:p>(81) 98764-75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aguaina</text:p>
          </table:table-cell>
          <table:table-cell office:value-type="string" table:style-name="ce1">
            <text:p>62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8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2" table:style-name="ce1">
            <text:p>55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87/63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LAURA FERREIRA DA SILVA</text:p>
          </table:table-cell>
          <table:table-cell office:value-type="date" office:date-value="2006-02-20T00:00:00" table:style-name="ce2">
            <text:p>20/02/2006</text:p>
          </table:table-cell>
          <table:table-cell office:value-type="string" table:style-name="ce1">
            <text:p>19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610.464-08</text:p>
          </table:table-cell>
          <table:table-cell office:value-type="float" office:value="707604287850595" table:style-name="ce1">
            <text:p>7,07604E+14</text:p>
          </table:table-cell>
          <table:table-cell office:value-type="string" table:style-name="ce1">
            <text:p>(81) 98511-8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acaíba</text:p>
          </table:table-cell>
          <table:table-cell office:value-type="string" table:style-name="ce1">
            <text:p>18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7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0/90</text:p>
          </table:table-cell>
          <table:table-cell office:value-type="date" office:date-value="2023-08-10T00:00:00" table:style-name="ce2">
            <text:p>10/08/2023</text:p>
          </table:table-cell>
          <table:table-cell office:value-type="string" table:style-name="ce1">
            <text:p>Habitual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BARBOSA REIS</text:p>
          </table:table-cell>
          <table:table-cell office:value-type="date" office:date-value="1996-09-25T00:00:00" table:style-name="ce2">
            <text:p>25/09/1996</text:p>
          </table:table-cell>
          <table:table-cell office:value-type="string" table:style-name="ce1">
            <text:p>28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278.834-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65-28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treze de maio</text:p>
          </table:table-cell>
          <table:table-cell office:value-type="float" office:value="2981" table:style-name="ce1">
            <text:p>29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8" table:style-name="ce1">
            <text:p>158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DE ARAUJO SANTOS</text:p>
          </table:table-cell>
          <table:table-cell office:value-type="date" office:date-value="1995-09-08T00:00:00" table:style-name="ce2">
            <text:p>08/09/1995</text:p>
          </table:table-cell>
          <table:table-cell office:value-type="string" table:style-name="ce1">
            <text:p>29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05.374-25</text:p>
          </table:table-cell>
          <table:table-cell office:value-type="float" office:value="705000620630359" table:style-name="ce1">
            <text:p>7,05001E+14</text:p>
          </table:table-cell>
          <table:table-cell office:value-type="string" table:style-name="ce1">
            <text:p>(81) 98989-6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edro trajan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1" table:style-name="ce1">
            <text:p>94,1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40/9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A VITORIA ALCANTARA DOS SANTOS</text:p>
          </table:table-cell>
          <table:table-cell office:value-type="date" office:date-value="1995-09-20T00:00:00" table:style-name="ce2">
            <text:p>20/09/1995</text:p>
          </table:table-cell>
          <table:table-cell office:value-type="string" table:style-name="ce1">
            <text:p>29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833.354-85</text:p>
          </table:table-cell>
          <table:table-cell office:value-type="float" office:value="704807038696246" table:style-name="ce1">
            <text:p>7,04807E+14</text:p>
          </table:table-cell>
          <table:table-cell office:value-type="string" table:style-name="ce1">
            <text:p>(81) 98348-47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ensamento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3" table:style-name="ce1">
            <text:p>63,3</text:p>
          </table:table-cell>
          <table:table-cell office:value-type="float" office:value="158" table:style-name="ce1">
            <text:p>158</text:p>
          </table:table-cell>
          <table:table-cell office:value-type="date" office:date-value="2023-02-03T00:00:00" table:style-name="ce2">
            <text:p>03/02/2023</text:p>
          </table:table-cell>
          <table:table-cell office:value-type="string" table:style-name="ce1">
            <text:p>110/60</text:p>
          </table:table-cell>
          <table:table-cell office:value-type="date" office:date-value="2023-02-03T00:00:00" table:style-name="ce2">
            <text:p>03/02/2023</text:p>
          </table:table-cell>
          <table:table-cell office:value-type="string" table:style-name="ce1">
            <text:p>Habitual</text:p>
          </table:table-cell>
          <table:table-cell office:value-type="float" office:value="147" table:style-name="ce1">
            <text:p>147</text:p>
          </table:table-cell>
          <table:table-cell office:value-type="float" office:value="4" table:style-name="ce1">
            <text:p>4</text:p>
          </table:table-cell>
          <table:table-cell office:value-type="float" office:value="147" table:style-name="ce1">
            <text:p>14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BA MERCIA DA SILVA</text:p>
          </table:table-cell>
          <table:table-cell office:value-type="date" office:date-value="1977-10-10T00:00:00" table:style-name="ce2">
            <text:p>10/10/1977</text:p>
          </table:table-cell>
          <table:table-cell office:value-type="string" table:style-name="ce1">
            <text:p>47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285.444-28</text:p>
          </table:table-cell>
          <table:table-cell office:value-type="float" office:value="702602255566147" table:style-name="ce1">
            <text:p>7,02602E+14</text:p>
          </table:table-cell>
          <table:table-cell office:value-type="string" table:style-name="ce1">
            <text:p>(81) 985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bida do pensamento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7" table:style-name="ce1">
            <text:p>67,7</text:p>
          </table:table-cell>
          <table:table-cell office:value-type="float" office:value="158" table:style-name="ce1">
            <text:p>158</text:p>
          </table:table-cell>
          <table:table-cell office:value-type="date" office:date-value="2017-09-26T00:00:00" table:style-name="ce2">
            <text:p>26/09/2017</text:p>
          </table:table-cell>
          <table:table-cell office:value-type="string" table:style-name="ce1">
            <text:p>100/60</text:p>
          </table:table-cell>
          <table:table-cell office:value-type="date" office:date-value="2017-09-26T00:00:00" table:style-name="ce2">
            <text:p>26/09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3" table:style-name="ce1">
            <text:p>45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EVANGELISTA DA SILVA</text:p>
          </table:table-cell>
          <table:table-cell office:value-type="date" office:date-value="1997-07-15T00:00:00" table:style-name="ce2">
            <text:p>15/07/1997</text:p>
          </table:table-cell>
          <table:table-cell office:value-type="string" table:style-name="ce1">
            <text:p>28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7.326.004-81</text:p>
          </table:table-cell>
          <table:table-cell office:value-type="float" office:value="702100753466392" table:style-name="ce1">
            <text:p>7,02101E+14</text:p>
          </table:table-cell>
          <table:table-cell office:value-type="string" table:style-name="ce1">
            <text:p>(81) 99959-28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bida do pensamento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3" table:style-name="ce1">
            <text:p>90,3</text:p>
          </table:table-cell>
          <table:table-cell office:value-type="float" office:value="159" table:style-name="ce1">
            <text:p>159</text:p>
          </table:table-cell>
          <table:table-cell office:value-type="date" office:date-value="2024-07-01T00:00:00" table:style-name="ce2">
            <text:p>01/07/2024</text:p>
          </table:table-cell>
          <table:table-cell office:value-type="string" table:style-name="ce1">
            <text:p>140/110</text:p>
          </table:table-cell>
          <table:table-cell office:value-type="date" office:date-value="2024-07-01T00:00:00" table:style-name="ce2">
            <text:p>01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IA MARIA DE OLIVEIRA BARBOSA</text:p>
          </table:table-cell>
          <table:table-cell office:value-type="date" office:date-value="1996-02-14T00:00:00" table:style-name="ce2">
            <text:p>14/02/1996</text:p>
          </table:table-cell>
          <table:table-cell office:value-type="string" table:style-name="ce1">
            <text:p>29 anos e 6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147.304-00</text:p>
          </table:table-cell>
          <table:table-cell office:value-type="float" office:value="702509370595836" table:style-name="ce1">
            <text:p>7,02509E+14</text:p>
          </table:table-cell>
          <table:table-cell office:value-type="string" table:style-name="ce1">
            <text:p>(81) 98549-7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treze de maio</text:p>
          </table:table-cell>
          <table:table-cell office:value-type="string" table:style-name="ce1">
            <text:p>2948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" table:style-name="ce1">
            <text:p>60,4</text:p>
          </table:table-cell>
          <table:table-cell office:value-type="float" office:value="158" table:style-name="ce1">
            <text:p>158</text:p>
          </table:table-cell>
          <table:table-cell office:value-type="date" office:date-value="2024-09-27T00:00:00" table:style-name="ce2">
            <text:p>27/09/2024</text:p>
          </table:table-cell>
          <table:table-cell office:value-type="string" table:style-name="ce1">
            <text:p>110/70</text:p>
          </table:table-cell>
          <table:table-cell office:value-type="date" office:date-value="2024-09-27T00:00:00" table:style-name="ce2">
            <text:p>27/09/2024</text:p>
          </table:table-cell>
          <table:table-cell office:value-type="string" table:style-name="ce1">
            <text:p>Habitual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PRISCILA DA SILVA FRANÇA</text:p>
          </table:table-cell>
          <table:table-cell office:value-type="date" office:date-value="2009-05-02T00:00:00" table:style-name="ce2">
            <text:p>02/05/2009</text:p>
          </table:table-cell>
          <table:table-cell office:value-type="string" table:style-name="ce1">
            <text:p>16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964.814-01</text:p>
          </table:table-cell>
          <table:table-cell office:value-type="float" office:value="702605223125547" table:style-name="ce1">
            <text:p>7,02605E+14</text:p>
          </table:table-cell>
          <table:table-cell office:value-type="string" table:style-name="ce1">
            <text:p>(81) 99192-2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bida do pensament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4" table:style-name="ce1">
            <text:p>61,4</text:p>
          </table:table-cell>
          <table:table-cell office:value-type="float" office:value="168" table:style-name="ce1">
            <text:p>168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100/60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GONÇALO DOS SANTOS SILVA</text:p>
          </table:table-cell>
          <table:table-cell office:value-type="date" office:date-value="2002-12-25T00:00:00" table:style-name="ce2">
            <text:p>25/12/2002</text:p>
          </table:table-cell>
          <table:table-cell office:value-type="string" table:style-name="ce1">
            <text:p>22 anos e 8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9.257.024-57</text:p>
          </table:table-cell>
          <table:table-cell office:value-type="float" office:value="706803272001227" table:style-name="ce1">
            <text:p>7,06803E+14</text:p>
          </table:table-cell>
          <table:table-cell office:value-type="string" table:style-name="ce1">
            <text:p>(00) 0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ua chu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8" table:style-name="ce1">
            <text:p>83,8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HALI DAMARIS DE SOUSA DA SILVA LIMA</text:p>
          </table:table-cell>
          <table:table-cell office:value-type="date" office:date-value="1990-07-26T00:00:00" table:style-name="ce2">
            <text:p>26/07/1990</text:p>
          </table:table-cell>
          <table:table-cell office:value-type="string" table:style-name="ce1">
            <text:p>35 anos e 1 mê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037.014-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6-3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bida do pensament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110/70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Alto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ZA GOMES DA SILVA</text:p>
          </table:table-cell>
          <table:table-cell office:value-type="date" office:date-value="1996-07-14T00:00:00" table:style-name="ce2">
            <text:p>14/07/1996</text:p>
          </table:table-cell>
          <table:table-cell office:value-type="string" table:style-name="ce1">
            <text:p>29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948.914-76</text:p>
          </table:table-cell>
          <table:table-cell office:value-type="float" office:value="209049870640008" table:style-name="ce1">
            <text:p>2,0905E+14</text:p>
          </table:table-cell>
          <table:table-cell office:value-type="string" table:style-name="ce1">
            <text:p>(99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das morenas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40/9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MIRES FELIX DOS SANTOS</text:p>
          </table:table-cell>
          <table:table-cell office:value-type="date" office:date-value="1995-07-12T00:00:00" table:style-name="ce2">
            <text:p>12/07/1995</text:p>
          </table:table-cell>
          <table:table-cell office:value-type="string" table:style-name="ce1">
            <text:p>30 anos e 1 mê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261.754-70</text:p>
          </table:table-cell>
          <table:table-cell office:value-type="float" office:value="700501980134251" table:style-name="ce1">
            <text:p>7,00502E+14</text:p>
          </table:table-cell>
          <table:table-cell office:value-type="string" table:style-name="ce1">
            <text:p>(81) 97337-42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das morenas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9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18" table:style-name="ce1">
            <text:p>102,18</text:p>
          </table:table-cell>
          <table:table-cell office:value-type="float" office:value="170" table:style-name="ce1">
            <text:p>170</text:p>
          </table:table-cell>
          <table:table-cell office:value-type="date" office:date-value="2020-03-18T00:00:00" table:style-name="ce2">
            <text:p>18/03/2020</text:p>
          </table:table-cell>
          <table:table-cell office:value-type="string" table:style-name="ce1">
            <text:p>130/80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2" table:style-name="ce1">
            <text:p>31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 ALINE DOS ANJOS NASCIMENTO</text:p>
          </table:table-cell>
          <table:table-cell office:value-type="date" office:date-value="2002-03-26T00:00:00" table:style-name="ce2">
            <text:p>26/03/2002</text:p>
          </table:table-cell>
          <table:table-cell office:value-type="string" table:style-name="ce1">
            <text:p>23 anos e 5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1.570.904-02</text:p>
          </table:table-cell>
          <table:table-cell office:value-type="float" office:value="704105202355250" table:style-name="ce1">
            <text:p>7,04105E+14</text:p>
          </table:table-cell>
          <table:table-cell office:value-type="string" table:style-name="ce1">
            <text:p>(81) 98199-2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e carneiro lins</text:p>
          </table:table-cell>
          <table:table-cell office:value-type="string" table:style-name="ce1">
            <text:p>11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61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55" table:style-name="ce1">
            <text:p>15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110/70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IZADAY DA SILVA LEITE</text:p>
          </table:table-cell>
          <table:table-cell office:value-type="date" office:date-value="1997-06-21T00:00:00" table:style-name="ce2">
            <text:p>21/06/1997</text:p>
          </table:table-cell>
          <table:table-cell office:value-type="string" table:style-name="ce1">
            <text:p>28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989.854-30</text:p>
          </table:table-cell>
          <table:table-cell office:value-type="float" office:value="700005882298401" table:style-name="ce1">
            <text:p>7,00006E+14</text:p>
          </table:table-cell>
          <table:table-cell office:value-type="string" table:style-name="ce1">
            <text:p>(81) 99976-09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to 13 de maio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8" table:style-name="ce1">
            <text:p>88,8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10/7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MARIA CLARA SOUZA DA SILVA</text:p>
          </table:table-cell>
          <table:table-cell office:value-type="date" office:date-value="2005-08-22T00:00:00" table:style-name="ce2">
            <text:p>22/08/2005</text:p>
          </table:table-cell>
          <table:table-cell office:value-type="string" table:style-name="ce1">
            <text:p>20 ano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9.858.384-70</text:p>
          </table:table-cell>
          <table:table-cell office:value-type="float" office:value="702902543026277" table:style-name="ce1">
            <text:p>7,02903E+14</text:p>
          </table:table-cell>
          <table:table-cell office:value-type="string" table:style-name="ce1">
            <text:p>(99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ua alto 13 de maio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5" table:style-name="ce1">
            <text:p>68,5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10/6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IQUE COELHO MARQUES DA SILVA</text:p>
          </table:table-cell>
          <table:table-cell office:value-type="date" office:date-value="1998-04-16T00:00:00" table:style-name="ce2">
            <text:p>16/04/1998</text:p>
          </table:table-cell>
          <table:table-cell office:value-type="string" table:style-name="ce1">
            <text:p>27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686.534-74</text:p>
          </table:table-cell>
          <table:table-cell office:value-type="float" office:value="700308977398438" table:style-name="ce1">
            <text:p>7,00309E+14</text:p>
          </table:table-cell>
          <table:table-cell office:value-type="string" table:style-name="ce1">
            <text:p>(81) 98217-58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ua alto 13 de maio</text:p>
          </table:table-cell>
          <table:table-cell office:value-type="float" office:value="3005" table:style-name="ce1">
            <text:p>3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55" table:style-name="ce1">
            <text:p>155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1">
            <text:p>110/70</text:p>
          </table:table-cell>
          <table:table-cell office:value-type="date" office:date-value="2020-07-29T00:00:00" table:style-name="ce2">
            <text:p>29/07/2020</text:p>
          </table:table-cell>
          <table:table-cell office:value-type="string" table:style-name="ce1">
            <text:p>Habitual</text:p>
          </table:table-cell>
          <table:table-cell office:value-type="float" office:value="304" table:style-name="ce1">
            <text:p>304</text:p>
          </table:table-cell>
          <table:table-cell office:value-type="float" office:value="2" table:style-name="ce1">
            <text:p>2</text:p>
          </table:table-cell>
          <table:table-cell office:value-type="float" office:value="285" table:style-name="ce1">
            <text:p>28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NARA KAYRA DO NASCIMENTO SILVA DA VERA CRUZ</text:p>
          </table:table-cell>
          <table:table-cell office:value-type="date" office:date-value="2008-12-20T00:00:00" table:style-name="ce2">
            <text:p>20/12/2008</text:p>
          </table:table-cell>
          <table:table-cell office:value-type="string" table:style-name="ce1">
            <text:p>16 anos e 8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0.064.784-54</text:p>
          </table:table-cell>
          <table:table-cell office:value-type="float" office:value="704806589776040" table:style-name="ce1">
            <text:p>7,04807E+14</text:p>
          </table:table-cell>
          <table:table-cell office:value-type="string" table:style-name="ce1">
            <text:p>(81) 98372-0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egunda travessa marau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3" table:style-name="ce1">
            <text:p>66,3</text:p>
          </table:table-cell>
          <table:table-cell office:value-type="float" office:value="155" table:style-name="ce1">
            <text:p>15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20/6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BARBOSA DE LIMA</text:p>
          </table:table-cell>
          <table:table-cell office:value-type="date" office:date-value="1990-11-12T00:00:00" table:style-name="ce2">
            <text:p>12/11/1990</text:p>
          </table:table-cell>
          <table:table-cell office:value-type="string" table:style-name="ce1">
            <text:p>34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520.064-84</text:p>
          </table:table-cell>
          <table:table-cell office:value-type="float" office:value="700908934431691" table:style-name="ce1">
            <text:p>7,00909E+14</text:p>
          </table:table-cell>
          <table:table-cell office:value-type="string" table:style-name="ce1">
            <text:p>(81) 98329-56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162" table:style-name="ce1">
            <text:p>162</text:p>
          </table:table-cell>
          <table:table-cell office:value-type="date" office:date-value="2022-05-27T00:00:00" table:style-name="ce2">
            <text:p>27/05/2022</text:p>
          </table:table-cell>
          <table:table-cell office:value-type="string" table:style-name="ce1">
            <text:p>110/60</text:p>
          </table:table-cell>
          <table:table-cell office:value-type="date" office:date-value="2022-06-03T00:00:00" table:style-name="ce2">
            <text:p>03/06/2022</text:p>
          </table:table-cell>
          <table:table-cell office:value-type="string" table:style-name="ce1">
            <text:p>Habitual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LE SANTOS DA SILVA</text:p>
          </table:table-cell>
          <table:table-cell office:value-type="date" office:date-value="1996-11-09T00:00:00" table:style-name="ce2">
            <text:p>09/11/1996</text:p>
          </table:table-cell>
          <table:table-cell office:value-type="string" table:style-name="ce1">
            <text:p>28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6046767050018" table:style-name="ce1">
            <text:p>2,06047E+14</text:p>
          </table:table-cell>
          <table:table-cell office:value-type="string" table:style-name="ce1">
            <text:p>(81) 8710-03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treze de maio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10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71" table:style-name="ce1">
            <text:p>171</text:p>
          </table:table-cell>
          <table:table-cell office:value-type="date" office:date-value="2021-11-22T00:00:00" table:style-name="ce2">
            <text:p>22/11/2021</text:p>
          </table:table-cell>
          <table:table-cell office:value-type="string" table:style-name="ce1">
            <text:p>110/80</text:p>
          </table:table-cell>
          <table:table-cell office:value-type="date" office:date-value="2021-11-22T00:00:00" table:style-name="ce2">
            <text:p>22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CONCEIÇAO MORAIS DE AMARAL</text:p>
          </table:table-cell>
          <table:table-cell office:value-type="date" office:date-value="1996-09-07T00:00:00" table:style-name="ce2">
            <text:p>07/09/1996</text:p>
          </table:table-cell>
          <table:table-cell office:value-type="string" table:style-name="ce1">
            <text:p>28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748.684-76</text:p>
          </table:table-cell>
          <table:table-cell office:value-type="float" office:value="898004106378932" table:style-name="ce1">
            <text:p>8,98004E+14</text:p>
          </table:table-cell>
          <table:table-cell office:value-type="string" table:style-name="ce1">
            <text:p>(81) 98354-4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1" table:style-name="ce1">
            <text:p>86,1</text:p>
          </table:table-cell>
          <table:table-cell office:value-type="float" office:value="156" table:style-name="ce1">
            <text:p>156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116/71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AELA MARIA DA SILVA</text:p>
          </table:table-cell>
          <table:table-cell office:value-type="date" office:date-value="1997-04-15T00:00:00" table:style-name="ce2">
            <text:p>15/04/1997</text:p>
          </table:table-cell>
          <table:table-cell office:value-type="string" table:style-name="ce1">
            <text:p>28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-</text:p>
          </table:table-cell>
          <table:table-cell office:value-type="float" office:value="898002378318334" table:style-name="ce1">
            <text:p>8,98002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266-03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rau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4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5" table:style-name="ce1">
            <text:p>75,5</text:p>
          </table:table-cell>
          <table:table-cell office:value-type="float" office:value="169" table:style-name="ce1">
            <text:p>169</text:p>
          </table:table-cell>
          <table:table-cell office:value-type="date" office:date-value="2021-11-26T00:00:00" table:style-name="ce2">
            <text:p>26/11/2021</text:p>
          </table:table-cell>
          <table:table-cell office:value-type="string" table:style-name="ce1">
            <text:p>120/70</text:p>
          </table:table-cell>
          <table:table-cell office:value-type="date" office:date-value="2021-12-28T00:00:00" table:style-name="ce2">
            <text:p>28/12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Y AUGUSTA DA SILVA</text:p>
          </table:table-cell>
          <table:table-cell office:value-type="date" office:date-value="2001-05-20T00:00:00" table:style-name="ce2">
            <text:p>20/05/2001</text:p>
          </table:table-cell>
          <table:table-cell office:value-type="string" table:style-name="ce1">
            <text:p>24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4.966.634-03</text:p>
          </table:table-cell>
          <table:table-cell office:value-type="float" office:value="706802211451124" table:style-name="ce1">
            <text:p>7,06802E+14</text:p>
          </table:table-cell>
          <table:table-cell office:value-type="string" table:style-name="ce1">
            <text:p>(81) 99676-62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Pedro trajan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100/60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IÃ BARBOSA DOS SANTOS</text:p>
          </table:table-cell>
          <table:table-cell office:value-type="date" office:date-value="1996-03-22T00:00:00" table:style-name="ce2">
            <text:p>22/03/1996</text:p>
          </table:table-cell>
          <table:table-cell office:value-type="string" table:style-name="ce1">
            <text:p>29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8.556.834-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72-58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raú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5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ITA DE KASSIA DA SILVA MARQUES</text:p>
          </table:table-cell>
          <table:table-cell office:value-type="date" office:date-value="2002-10-09T00:00:00" table:style-name="ce2">
            <text:p>09/10/2002</text:p>
          </table:table-cell>
          <table:table-cell office:value-type="string" table:style-name="ce1">
            <text:p>22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706576177116" table:style-name="ce1">
            <text:p>7,06707E+14</text:p>
          </table:table-cell>
          <table:table-cell office:value-type="string" table:style-name="ce1">
            <text:p>(81) 98319-85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1" table:style-name="ce1">
            <text:p>61,1</text:p>
          </table:table-cell>
          <table:table-cell office:value-type="float" office:value="164" table:style-name="ce1">
            <text:p>164</text:p>
          </table:table-cell>
          <table:table-cell office:value-type="date" office:date-value="2023-12-01T00:00:00" table:style-name="ce2">
            <text:p>01/12/2023</text:p>
          </table:table-cell>
          <table:table-cell office:value-type="string" table:style-name="ce1">
            <text:p>90/60</text:p>
          </table:table-cell>
          <table:table-cell office:value-type="date" office:date-value="2023-12-01T00:00:00" table:style-name="ce2">
            <text:p>01/12/2023</text:p>
          </table:table-cell>
          <table:table-cell office:value-type="string" table:style-name="ce1">
            <text:p>Habitual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HELA MAYSA BARROS NASCIMENTO</text:p>
          </table:table-cell>
          <table:table-cell office:value-type="date" office:date-value="2003-07-23T00:00:00" table:style-name="ce2">
            <text:p>23/07/2003</text:p>
          </table:table-cell>
          <table:table-cell office:value-type="string" table:style-name="ce1">
            <text:p>22 anos e 1 mê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125.104-03</text:p>
          </table:table-cell>
          <table:table-cell office:value-type="float" office:value="706404148395787" table:style-name="ce1">
            <text:p>7,06404E+14</text:p>
          </table:table-cell>
          <table:table-cell office:value-type="string" table:style-name="ce1">
            <text:p>(81) 98300-23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asco da gama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175" table:style-name="ce1">
            <text:p>175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90/60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Habitual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7:18Z</meta:creation-date>
    <dc:date>2025-09-16T19:47:18Z</dc:date>
  </office:meta>
</office:document-meta>
</file>